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rsid="0002bc72" officeooo:paragraph-rsid="0002bc72"/>
    </style:style>
    <style:style style:name="P2" style:family="paragraph" style:parent-style-name="Table_20_Contents">
      <style:text-properties style:font-name="Liberation Mono" fo:font-size="32pt" officeooo:rsid="0002bc72" officeooo:paragraph-rsid="0002bc72" style:font-size-asian="32pt" style:font-size-complex="32pt"/>
    </style:style>
    <style:style style:name="P3" style:family="paragraph" style:parent-style-name="Standard">
      <style:text-properties fo:font-size="18pt" officeooo:rsid="0002bc72" officeooo:paragraph-rsid="0002bc7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t Lucky <text:s/>(B-)</text:p>
      <text:p text:style-name="Text_20_body"/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2">Bm</text:p>
          </table:table-cell>
          <table:table-cell table:style-name="Tableau1.A1" office:value-type="string">
            <text:p text:style-name="P2">D</text:p>
          </table:table-cell>
          <table:table-cell table:style-name="Tableau1.A1" office:value-type="string">
            <text:p text:style-name="P2">F#m</text:p>
          </table:table-cell>
          <table:table-cell table:style-name="Tableau1.D1" office:value-type="string">
            <text:p text:style-name="P2">E</text:p>
          </table:table-cell>
        </table:table-row>
      </table:table>
      <text:p text:style-name="P1"/>
      <text:p text:style-name="P1"/>
      <text:p text:style-name="P1"/>
      <text:p text:style-name="P3">Intro : 2 boucles </text:p>
      <text:p text:style-name="P3"/>
      <text:p text:style-name="P3">Le chant démarre dans le dernier accord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19:38:11.519748942</meta:creation-date>
    <dc:date>2025-12-06T19:42:38.458536651</dc:date>
    <meta:editing-duration>PT4M26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7" meta:word-count="18" meta:character-count="79" meta:non-whitespace-character-count="66"/>
  </office:meta>
</office:document-meta>
</file>